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07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3992in"/>
    </style:style>
    <style:style style:name="co6" style:family="table-column">
      <style:table-column-properties fo:break-before="auto" style:column-width="2.3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fo:background-color="#81d41a"/>
    </style:style>
    <style:style style:name="ce12" style:family="table-cell" style:parent-style-name="Default" style:data-style-name="N122">
      <style:table-cell-properties fo:background-color="#81d41a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ADVal 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0000/(256/[.D5]-1)" office:value-type="float" office:value="199.203187250996" calcext:value-type="float">
            <text:p>199.20318725099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number-columns-repeated="5"/>
          <table:table-cell table:style-name="ce3" office:value-type="string" calcext:value-type="string">
            <text:p>Vout = (Vs * R2)/(R1 + R2) </text:p>
          </table:table-cell>
          <table:table-cell/>
          <table:table-cell table:style-name="ce4" office:value-type="string" calcext:value-type="string">
            <text:p>Resistor Value</text:p>
          </table:table-cell>
          <table:table-cell table:style-name="ce4" office:value-type="string" calcext:value-type="string">
            <text:p>Vout</text:p>
          </table:table-cell>
          <table:table-cell table:style-name="ce7" office:value-type="string" calcext:value-type="string">
            <text:p>Analog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R_balance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6" table:formula="of:=(3.3*[.H9])/(10000+[.H9])=(3.3*[.H9])/(10000+[.H9])" office:value-type="boolean" office:boolean-value="true" calcext:value-type="boolean">
            <text:p>TRUE</text:p>
          </table:table-cell>
          <table:table-cell table:formula="of:=(256*[.H9])/3.3" office:value-type="float" office:value="7447.27272727273" calcext:value-type="float">
            <text:p>7447.27272727273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D_max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D_measured</text:p>
          </table:table-cell>
          <table:table-cell table:style-name="ce2"/>
          <table:table-cell table:number-columns-repeated="3"/>
          <table:table-cell table:style-name="ce5"/>
          <table:table-cell/>
        </table:table-row>
        <table:table-row table:style-name="ro1" table:number-rows-repeated="2">
          <table:table-cell table:number-columns-repeated="8"/>
          <table:table-cell table:style-name="ce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R_thermistor</text:p>
          </table:table-cell>
          <table:table-cell table:formula="of:=[.E9]*([.D11]/[.D12]-1)" office:value-type="string" office:string-value="" calcext:value-type="error">
            <text:p>#VALUE!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8"/>
          <table:table-cell table:style-name="ce5"/>
          <table:table-cell/>
        </table:table-row>
      </table:table>
      <table:table table:name="Sheet2" table:style-name="ta1">
        <table:shapes>
          <draw:frame draw:z-index="0" draw:style-name="gr1" draw:text-style-name="P1" svg:width="7.6799in" svg:height="3.6346in" svg:x="0.3516in" svg:y="5.6098in">
            <draw:object draw:notify-on-update-of-ranges="Sheet2.F7:Sheet2.F26 Sheet2.B7:Sheet2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6"/>
          <table:table-cell office:value-type="string" calcext:value-type="string">
            <text:p>R1 = 10000</text:p>
          </table:table-cell>
        </table:table-row>
        <table:table-row table:style-name="ro2">
          <table:table-cell table:style-name="ce4" office:value-type="string" calcext:value-type="string">
            <text:p>Temperature <text:span text:style-name="T1">K</text:span></text:p>
          </table:table-cell>
          <table:table-cell table:style-name="ce9" office:value-type="string" calcext:value-type="string">
            <text:p>Temperature <text:span text:style-name="T1">C</text:span></text:p>
          </table:table-cell>
          <table:table-cell table:style-name="ce4" office:value-type="string" calcext:value-type="string">
            <text:p>R <text:span text:style-name="T1">(ohm)</text:span></text:p>
          </table:table-cell>
          <table:table-cell table:style-name="ce4" office:value-type="string" calcext:value-type="string">
            <text:p>Rt/R25</text:p>
          </table:table-cell>
          <table:table-cell table:style-name="ce4" office:value-type="string" calcext:value-type="string">
            <text:p>Voltage</text:p>
          </table:table-cell>
          <table:table-cell office:value-type="string" calcext:value-type="string">
            <text:p>ADC Value</text:p>
          </table:table-cell>
          <table:table-cell/>
          <table:table-cell table:style-name="ce3" office:value-type="string" calcext:value-type="string">
            <text:p>Vout = (Vs * R2)/(R1 + R2) </text:p>
          </table:table-cell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number-columns-repeated="3"/>
          <table:table-cell table:style-name="ce3" office:value-type="string" calcext:value-type="string">
            <text:p>Vo = Vs * (R1 / ( Rt + R1 )) </text:p>
          </table:table-cell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number-columns-repeated="3"/>
          <table:table-cell table:style-name="ce3" office:value-type="string" calcext:value-type="string">
            <text:p>Rt = R1 * (( Vs / Vo ) - 1) </text:p>
          </table:table-cell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number-columns-repeated="3"/>
          <table:table-cell table:style-name="ce3" office:value-type="string" calcext:value-type="string">
            <text:p>Rt = R1 * ((adcMax / adcVal) - 1) </text:p>
          </table:table-cell>
        </table:table-row>
        <table:table-row table:style-name="ro1">
          <table:table-cell table:style-name="ce5" table:formula="of:=273.15+[.B7]" office:value-type="float" office:value="233.15" calcext:value-type="float">
            <text:p>233.15</text:p>
          </table:table-cell>
          <table:table-cell table:style-name="ce9" office:value-type="float" office:value="-40" calcext:value-type="float">
            <text:p>-40</text:p>
          </table:table-cell>
          <table:table-cell table:style-name="ce5" table:formula="of:=[.D7]*10000" office:value-type="float" office:value="336500" calcext:value-type="float">
            <text:p>336500</text:p>
          </table:table-cell>
          <table:table-cell table:style-name="ce5" office:value-type="float" office:value="33.65" calcext:value-type="float">
            <text:p>33.65</text:p>
          </table:table-cell>
          <table:table-cell table:style-name="ce10" table:formula="of:=([.$A$2]*[.C7])/(10000+[.C7])" office:value-type="float" office:value="3.2047619047619" calcext:value-type="float">
            <text:p>3.205</text:p>
          </table:table-cell>
          <table:table-cell table:style-name="ce12" table:formula="of:=(256*[.E7])/3.3" office:value-type="float" office:value="248.611832611833" calcext:value-type="float">
            <text:p>248.6</text:p>
          </table:table-cell>
          <table:table-cell table:number-columns-repeated="2"/>
        </table:table-row>
        <table:table-row table:style-name="ro1">
          <table:table-cell table:style-name="ce5" table:formula="of:=273.15+[.B8]" office:value-type="float" office:value="238.15" calcext:value-type="float">
            <text:p>238.15</text:p>
          </table:table-cell>
          <table:table-cell table:style-name="ce9" office:value-type="float" office:value="-35" calcext:value-type="float">
            <text:p>-35</text:p>
          </table:table-cell>
          <table:table-cell table:style-name="ce5" table:formula="of:=[.D8]*10000" office:value-type="float" office:value="246000" calcext:value-type="float">
            <text:p>246000</text:p>
          </table:table-cell>
          <table:table-cell table:style-name="ce5" office:value-type="float" office:value="24.6" calcext:value-type="float">
            <text:p>24.6</text:p>
          </table:table-cell>
          <table:table-cell table:style-name="ce10" table:formula="of:=([.$A$2]*[.C8])/(10000+[.C8])" office:value-type="float" office:value="3.17109375" calcext:value-type="float">
            <text:p>3.171</text:p>
          </table:table-cell>
          <table:table-cell table:style-name="ce12" table:formula="of:=(256*[.E8])/3.3" office:value-type="float" office:value="246" calcext:value-type="float">
            <text:p>246.0</text:p>
          </table:table-cell>
          <table:table-cell table:number-columns-repeated="2"/>
        </table:table-row>
        <table:table-row table:style-name="ro1">
          <table:table-cell table:style-name="ce5" table:formula="of:=273.15+[.B9]" office:value-type="float" office:value="243.15" calcext:value-type="float">
            <text:p>243.15</text:p>
          </table:table-cell>
          <table:table-cell table:style-name="ce9" office:value-type="float" office:value="-30" calcext:value-type="float">
            <text:p>-30</text:p>
          </table:table-cell>
          <table:table-cell table:style-name="ce5" table:formula="of:=[.D9]*10000" office:value-type="float" office:value="177000" calcext:value-type="float">
            <text:p>177000</text:p>
          </table:table-cell>
          <table:table-cell table:style-name="ce5" office:value-type="float" office:value="17.7" calcext:value-type="float">
            <text:p>17.7</text:p>
          </table:table-cell>
          <table:table-cell table:style-name="ce10" table:formula="of:=([.$A$2]*[.C9])/(10000+[.C9])" office:value-type="float" office:value="3.12352941176471" calcext:value-type="float">
            <text:p>3.124</text:p>
          </table:table-cell>
          <table:table-cell table:style-name="ce12" table:formula="of:=(256*[.E9])/3.3" office:value-type="float" office:value="242.310160427807" calcext:value-type="float">
            <text:p>242.3</text:p>
          </table:table-cell>
          <table:table-cell table:number-columns-repeated="2"/>
        </table:table-row>
        <table:table-row table:style-name="ro4">
          <table:table-cell table:style-name="ce5" table:formula="of:=273.15+[.B10]" office:value-type="float" office:value="248.15" calcext:value-type="float">
            <text:p>248.15</text:p>
          </table:table-cell>
          <table:table-cell table:style-name="ce9" office:value-type="float" office:value="-25" calcext:value-type="float">
            <text:p>-25</text:p>
          </table:table-cell>
          <table:table-cell table:style-name="ce5" table:formula="of:=[.D10]*10000" office:value-type="float" office:value="130400" calcext:value-type="float">
            <text:p>130400</text:p>
          </table:table-cell>
          <table:table-cell table:style-name="ce5" office:value-type="float" office:value="13.04" calcext:value-type="float">
            <text:p>13.04</text:p>
          </table:table-cell>
          <table:table-cell table:style-name="ce10" table:formula="of:=([.$A$2]*[.C10])/(10000+[.C10])" office:value-type="float" office:value="3.06495726495726" calcext:value-type="float">
            <text:p>3.065</text:p>
          </table:table-cell>
          <table:table-cell table:style-name="ce12" table:formula="of:=(256*[.E10])/3.3" office:value-type="float" office:value="237.766381766382" calcext:value-type="float">
            <text:p>237.8</text:p>
          </table:table-cell>
          <table:table-cell/>
          <table:table-cell table:style-name="ce3" office:value-type="string" calcext:value-type="string">
            <text:p>Rt = R0 * exp ( B * (T1-T2) / (T1*T2) ) </text:p>
          </table:table-cell>
        </table:table-row>
        <table:table-row table:style-name="ro1">
          <table:table-cell table:style-name="ce5" table:formula="of:=273.15+[.B11]" office:value-type="float" office:value="253.15" calcext:value-type="float">
            <text:p>253.15</text:p>
          </table:table-cell>
          <table:table-cell table:style-name="ce9" office:value-type="float" office:value="-20" calcext:value-type="float">
            <text:p>-20</text:p>
          </table:table-cell>
          <table:table-cell table:style-name="ce5" table:formula="of:=[.D11]*10000" office:value-type="float" office:value="97070" calcext:value-type="float">
            <text:p>97070</text:p>
          </table:table-cell>
          <table:table-cell table:style-name="ce5" office:value-type="float" office:value="9.707" calcext:value-type="float">
            <text:p>9.707</text:p>
          </table:table-cell>
          <table:table-cell table:style-name="ce10" table:formula="of:=([.$A$2]*[.C11])/(10000+[.C11])" office:value-type="float" office:value="2.99179041748389" calcext:value-type="float">
            <text:p>2.992</text:p>
          </table:table-cell>
          <table:table-cell table:style-name="ce12" table:formula="of:=(256*[.E11])/3.3" office:value-type="float" office:value="232.090408144205" calcext:value-type="float">
            <text:p>232.1</text:p>
          </table:table-cell>
          <table:table-cell table:number-columns-repeated="2"/>
        </table:table-row>
        <table:table-row table:style-name="ro1">
          <table:table-cell table:style-name="ce5" table:formula="of:=273.15+[.B12]" office:value-type="float" office:value="258.15" calcext:value-type="float">
            <text:p>258.15</text:p>
          </table:table-cell>
          <table:table-cell table:style-name="ce9" office:value-type="float" office:value="-15" calcext:value-type="float">
            <text:p>-15</text:p>
          </table:table-cell>
          <table:table-cell table:style-name="ce5" table:formula="of:=[.D12]*10000" office:value-type="float" office:value="72930" calcext:value-type="float">
            <text:p>72930</text:p>
          </table:table-cell>
          <table:table-cell table:style-name="ce5" office:value-type="float" office:value="7.293" calcext:value-type="float">
            <text:p>7.293</text:p>
          </table:table-cell>
          <table:table-cell table:style-name="ce10" table:formula="of:=([.$A$2]*[.C12])/(10000+[.C12])" office:value-type="float" office:value="2.90207403834559" calcext:value-type="float">
            <text:p>2.902</text:p>
          </table:table-cell>
          <table:table-cell table:style-name="ce12" table:formula="of:=(256*[.E12])/3.3" office:value-type="float" office:value="225.130592065597" calcext:value-type="float">
            <text:p>225.1</text:p>
          </table:table-cell>
          <table:table-cell/>
          <table:table-cell table:formula="of:=(5*10000)/(10000+10000)" office:value-type="float" office:value="2.5" calcext:value-type="float">
            <text:p>2.5</text:p>
          </table:table-cell>
        </table:table-row>
        <table:table-row table:style-name="ro1">
          <table:table-cell table:style-name="ce5" table:formula="of:=273.15+[.B13]" office:value-type="float" office:value="263.15" calcext:value-type="float">
            <text:p>263.15</text:p>
          </table:table-cell>
          <table:table-cell table:style-name="ce9" office:value-type="float" office:value="-10" calcext:value-type="float">
            <text:p>-10</text:p>
          </table:table-cell>
          <table:table-cell table:style-name="ce5" table:formula="of:=[.D13]*10000" office:value-type="float" office:value="55330" calcext:value-type="float">
            <text:p>55330</text:p>
          </table:table-cell>
          <table:table-cell table:style-name="ce5" office:value-type="float" office:value="5.533" calcext:value-type="float">
            <text:p>5.533</text:p>
          </table:table-cell>
          <table:table-cell table:style-name="ce10" table:formula="of:=([.$A$2]*[.C13])/(10000+[.C13])" office:value-type="float" office:value="2.7948721873565" calcext:value-type="float">
            <text:p>2.795</text:p>
          </table:table-cell>
          <table:table-cell table:style-name="ce12" table:formula="of:=(256*[.E13])/3.3" office:value-type="float" office:value="216.814327261595" calcext:value-type="float">
            <text:p>216.8</text:p>
          </table:table-cell>
          <table:table-cell table:number-columns-repeated="2"/>
        </table:table-row>
        <table:table-row table:style-name="ro1">
          <table:table-cell table:style-name="ce5" table:formula="of:=273.15+[.B14]" office:value-type="float" office:value="268.15" calcext:value-type="float">
            <text:p>268.15</text:p>
          </table:table-cell>
          <table:table-cell table:style-name="ce9" office:value-type="float" office:value="-5" calcext:value-type="float">
            <text:p>-5</text:p>
          </table:table-cell>
          <table:table-cell table:style-name="ce5" table:formula="of:=[.D14]*10000" office:value-type="float" office:value="42320" calcext:value-type="float">
            <text:p>42320</text:p>
          </table:table-cell>
          <table:table-cell table:style-name="ce5" office:value-type="float" office:value="4.232" calcext:value-type="float">
            <text:p>4.232</text:p>
          </table:table-cell>
          <table:table-cell table:style-name="ce10" table:formula="of:=([.$A$2]*[.C14])/(10000+[.C14])" office:value-type="float" office:value="2.66926605504587" calcext:value-type="float">
            <text:p>2.669</text:p>
          </table:table-cell>
          <table:table-cell table:style-name="ce12" table:formula="of:=(256*[.E14])/3.3" office:value-type="float" office:value="207.070336391437" calcext:value-type="float">
            <text:p>207.1</text:p>
          </table:table-cell>
          <table:table-cell table:number-columns-repeated="2"/>
        </table:table-row>
        <table:table-row table:style-name="ro1">
          <table:table-cell table:style-name="ce5" table:formula="of:=273.15+[.B15]" office:value-type="float" office:value="273.15" calcext:value-type="float">
            <text:p>273.15</text:p>
          </table:table-cell>
          <table:table-cell table:style-name="ce9" office:value-type="float" office:value="0" calcext:value-type="float">
            <text:p>0</text:p>
          </table:table-cell>
          <table:table-cell table:style-name="ce5" table:formula="of:=[.D15]*10000" office:value-type="float" office:value="32650" calcext:value-type="float">
            <text:p>32650</text:p>
          </table:table-cell>
          <table:table-cell table:style-name="ce5" office:value-type="float" office:value="3.265" calcext:value-type="float">
            <text:p>3.265</text:p>
          </table:table-cell>
          <table:table-cell table:style-name="ce10" table:formula="of:=([.$A$2]*[.C15])/(10000+[.C15])" office:value-type="float" office:value="2.52626025791325" calcext:value-type="float">
            <text:p>2.526</text:p>
          </table:table-cell>
          <table:table-cell table:style-name="ce12" table:formula="of:=(256*[.E15])/3.3" office:value-type="float" office:value="195.976553341149" calcext:value-type="float">
            <text:p>196.0</text:p>
          </table:table-cell>
          <table:table-cell table:number-columns-repeated="2"/>
        </table:table-row>
        <table:table-row table:style-name="ro1">
          <table:table-cell table:style-name="ce5" table:formula="of:=273.15+[.B16]" office:value-type="float" office:value="278.15" calcext:value-type="float">
            <text:p>278.15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D16]*10000" office:value-type="float" office:value="25390" calcext:value-type="float">
            <text:p>25390</text:p>
          </table:table-cell>
          <table:table-cell table:style-name="ce5" office:value-type="float" office:value="2.539" calcext:value-type="float">
            <text:p>2.539</text:p>
          </table:table-cell>
          <table:table-cell table:style-name="ce10" table:formula="of:=([.$A$2]*[.C16])/(10000+[.C16])" office:value-type="float" office:value="2.36753320146934" calcext:value-type="float">
            <text:p>2.368</text:p>
          </table:table-cell>
          <table:table-cell table:style-name="ce12" table:formula="of:=(256*[.E16])/3.3" office:value-type="float" office:value="183.663181689743" calcext:value-type="float">
            <text:p>183.7</text:p>
          </table:table-cell>
          <table:table-cell table:number-columns-repeated="2"/>
        </table:table-row>
        <table:table-row table:style-name="ro1">
          <table:table-cell table:style-name="ce5" table:formula="of:=273.15+[.B17]" office:value-type="float" office:value="283.15" calcext:value-type="float">
            <text:p>283.15</text:p>
          </table:table-cell>
          <table:table-cell table:style-name="ce9" office:value-type="float" office:value="10" calcext:value-type="float">
            <text:p>10</text:p>
          </table:table-cell>
          <table:table-cell table:style-name="ce5" table:formula="of:=[.D17]*10000" office:value-type="float" office:value="19900" calcext:value-type="float">
            <text:p>19900</text:p>
          </table:table-cell>
          <table:table-cell table:style-name="ce5" office:value-type="float" office:value="1.99" calcext:value-type="float">
            <text:p>1.99</text:p>
          </table:table-cell>
          <table:table-cell table:style-name="ce10" table:formula="of:=([.$A$2]*[.C17])/(10000+[.C17])" office:value-type="float" office:value="2.19632107023411" calcext:value-type="float">
            <text:p>2.196</text:p>
          </table:table-cell>
          <table:table-cell table:style-name="ce12" table:formula="of:=(256*[.E17])/3.3" office:value-type="float" office:value="170.38127090301" calcext:value-type="float">
            <text:p>170.4</text:p>
          </table:table-cell>
          <table:table-cell table:number-columns-repeated="2"/>
        </table:table-row>
        <table:table-row table:style-name="ro1">
          <table:table-cell table:style-name="ce5" table:formula="of:=273.15+[.B18]" office:value-type="float" office:value="288.15" calcext:value-type="float">
            <text:p>288.15</text:p>
          </table:table-cell>
          <table:table-cell table:style-name="ce9" office:value-type="float" office:value="15" calcext:value-type="float">
            <text:p>15</text:p>
          </table:table-cell>
          <table:table-cell table:style-name="ce5" table:formula="of:=[.D18]*10000" office:value-type="float" office:value="15710" calcext:value-type="float">
            <text:p>15710</text:p>
          </table:table-cell>
          <table:table-cell table:style-name="ce5" office:value-type="float" office:value="1.571" calcext:value-type="float">
            <text:p>1.571</text:p>
          </table:table-cell>
          <table:table-cell table:style-name="ce10" table:formula="of:=([.$A$2]*[.C18])/(10000+[.C18])" office:value-type="float" office:value="2.01645274212369" calcext:value-type="float">
            <text:p>2.016</text:p>
          </table:table-cell>
          <table:table-cell table:style-name="ce12" table:formula="of:=(256*[.E18])/3.3" office:value-type="float" office:value="156.427849085959" calcext:value-type="float">
            <text:p>156.4</text:p>
          </table:table-cell>
          <table:table-cell table:number-columns-repeated="2"/>
        </table:table-row>
        <table:table-row table:style-name="ro1">
          <table:table-cell table:style-name="ce5" table:formula="of:=273.15+[.B19]" office:value-type="float" office:value="293.15" calcext:value-type="float">
            <text:p>293.15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D19]*10000" office:value-type="float" office:value="12490" calcext:value-type="float">
            <text:p>12490</text:p>
          </table:table-cell>
          <table:table-cell table:style-name="ce5" office:value-type="float" office:value="1.249" calcext:value-type="float">
            <text:p>1.249</text:p>
          </table:table-cell>
          <table:table-cell table:style-name="ce10" table:formula="of:=([.$A$2]*[.C19])/(10000+[.C19])" office:value-type="float" office:value="1.83268119164073" calcext:value-type="float">
            <text:p>1.833</text:p>
          </table:table-cell>
          <table:table-cell table:style-name="ce12" table:formula="of:=(256*[.E19])/3.3" office:value-type="float" office:value="142.171631836372" calcext:value-type="float">
            <text:p>142.2</text:p>
          </table:table-cell>
          <table:table-cell table:number-columns-repeated="2"/>
        </table:table-row>
        <table:table-row table:style-name="ro1">
          <table:table-cell table:style-name="ce5" table:formula="of:=273.15+[.B20]" office:value-type="float" office:value="298.15" calcext:value-type="float">
            <text:p>298.15</text:p>
          </table:table-cell>
          <table:table-cell table:style-name="ce9" office:value-type="float" office:value="25" calcext:value-type="float">
            <text:p>25</text:p>
          </table:table-cell>
          <table:table-cell table:style-name="ce5" table:formula="of:=[.D20]*10000" office:value-type="float" office:value="10000" calcext:value-type="float">
            <text:p>10000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([.$A$2]*[.C20])/(10000+[.C20])" office:value-type="float" office:value="1.65" calcext:value-type="float">
            <text:p>1.650</text:p>
          </table:table-cell>
          <table:table-cell table:style-name="ce12" table:formula="of:=(256*[.E20])/3.3" office:value-type="float" office:value="128" calcext:value-type="float">
            <text:p>128.0</text:p>
          </table:table-cell>
          <table:table-cell table:number-columns-repeated="2"/>
        </table:table-row>
        <table:table-row table:style-name="ro1">
          <table:table-cell table:style-name="ce5" table:formula="of:=273.15+[.B21]" office:value-type="float" office:value="303.15" calcext:value-type="float">
            <text:p>303.15</text:p>
          </table:table-cell>
          <table:table-cell table:style-name="ce9" office:value-type="float" office:value="30" calcext:value-type="float">
            <text:p>30</text:p>
          </table:table-cell>
          <table:table-cell table:style-name="ce5" table:formula="of:=[.D21]*10000" office:value-type="float" office:value="8057" calcext:value-type="float">
            <text:p>8057</text:p>
          </table:table-cell>
          <table:table-cell table:style-name="ce5" office:value-type="float" office:value="0.8057" calcext:value-type="float">
            <text:p>0.8057</text:p>
          </table:table-cell>
          <table:table-cell table:style-name="ce10" table:formula="of:=([.$A$2]*[.C21])/(10000+[.C21])" office:value-type="float" office:value="1.47245389599601" calcext:value-type="float">
            <text:p>1.472</text:p>
          </table:table-cell>
          <table:table-cell table:style-name="ce12" table:formula="of:=(256*[.E21])/3.3" office:value-type="float" office:value="114.226726477266" calcext:value-type="float">
            <text:p>114.2</text:p>
          </table:table-cell>
          <table:table-cell table:number-columns-repeated="2"/>
        </table:table-row>
        <table:table-row table:style-name="ro1">
          <table:table-cell table:style-name="ce5" table:formula="of:=273.15+[.B22]" office:value-type="float" office:value="308.15" calcext:value-type="float">
            <text:p>308.15</text:p>
          </table:table-cell>
          <table:table-cell table:style-name="ce9" office:value-type="float" office:value="35" calcext:value-type="float">
            <text:p>35</text:p>
          </table:table-cell>
          <table:table-cell table:style-name="ce5" table:formula="of:=[.D22]*10000" office:value-type="float" office:value="6531" calcext:value-type="float">
            <text:p>6531</text:p>
          </table:table-cell>
          <table:table-cell table:style-name="ce5" office:value-type="float" office:value="0.6531" calcext:value-type="float">
            <text:p>0.6531</text:p>
          </table:table-cell>
          <table:table-cell table:style-name="ce10" table:formula="of:=([.$A$2]*[.C22])/(10000+[.C22])" office:value-type="float" office:value="1.30375052930857" calcext:value-type="float">
            <text:p>1.304</text:p>
          </table:table-cell>
          <table:table-cell table:style-name="ce12" table:formula="of:=(256*[.E22])/3.3" office:value-type="float" office:value="101.139435000907" calcext:value-type="float">
            <text:p>101.1</text:p>
          </table:table-cell>
          <table:table-cell table:number-columns-repeated="2"/>
        </table:table-row>
        <table:table-row table:style-name="ro1">
          <table:table-cell table:style-name="ce5" table:formula="of:=273.15+[.B23]" office:value-type="float" office:value="313.15" calcext:value-type="float">
            <text:p>313.15</text:p>
          </table:table-cell>
          <table:table-cell table:style-name="ce9" office:value-type="float" office:value="40" calcext:value-type="float">
            <text:p>40</text:p>
          </table:table-cell>
          <table:table-cell table:style-name="ce5" table:formula="of:=[.D23]*10000" office:value-type="float" office:value="5327" calcext:value-type="float">
            <text:p>5327</text:p>
          </table:table-cell>
          <table:table-cell table:style-name="ce5" office:value-type="float" office:value="0.5327" calcext:value-type="float">
            <text:p>0.5327</text:p>
          </table:table-cell>
          <table:table-cell table:style-name="ce10" table:formula="of:=([.$A$2]*[.C23])/(10000+[.C23])" office:value-type="float" office:value="1.14693677823449" calcext:value-type="float">
            <text:p>1.147</text:p>
          </table:table-cell>
          <table:table-cell table:style-name="ce12" table:formula="of:=(256*[.E23])/3.3" office:value-type="float" office:value="88.9744894630391" calcext:value-type="float">
            <text:p>89.0</text:p>
          </table:table-cell>
          <table:table-cell table:number-columns-repeated="2"/>
        </table:table-row>
        <table:table-row table:style-name="ro1">
          <table:table-cell table:style-name="ce5" table:formula="of:=273.15+[.B24]" office:value-type="float" office:value="318.15" calcext:value-type="float">
            <text:p>318.15</text:p>
          </table:table-cell>
          <table:table-cell table:style-name="ce9" office:value-type="float" office:value="45" calcext:value-type="float">
            <text:p>45</text:p>
          </table:table-cell>
          <table:table-cell table:style-name="ce5" table:formula="of:=[.D24]*10000" office:value-type="float" office:value="4369" calcext:value-type="float">
            <text:p>4369</text:p>
          </table:table-cell>
          <table:table-cell table:style-name="ce5" office:value-type="float" office:value="0.4369" calcext:value-type="float">
            <text:p>0.4369</text:p>
          </table:table-cell>
          <table:table-cell table:style-name="ce10" table:formula="of:=([.$A$2]*[.C24])/(10000+[.C24])" office:value-type="float" office:value="1.00338924072656" calcext:value-type="float">
            <text:p>1.003</text:p>
          </table:table-cell>
          <table:table-cell table:style-name="ce12" table:formula="of:=(256*[.E24])/3.3" office:value-type="float" office:value="77.8386804927274" calcext:value-type="float">
            <text:p>77.8</text:p>
          </table:table-cell>
          <table:table-cell table:number-columns-repeated="2"/>
        </table:table-row>
        <table:table-row table:style-name="ro1">
          <table:table-cell table:style-name="ce5" table:formula="of:=273.15+[.B25]" office:value-type="float" office:value="323.15" calcext:value-type="float">
            <text:p>323.15</text:p>
          </table:table-cell>
          <table:table-cell table:style-name="ce9" office:value-type="float" office:value="50" calcext:value-type="float">
            <text:p>50</text:p>
          </table:table-cell>
          <table:table-cell table:style-name="ce5" table:formula="of:=[.D25]*10000" office:value-type="float" office:value="3603" calcext:value-type="float">
            <text:p>3603</text:p>
          </table:table-cell>
          <table:table-cell table:style-name="ce5" office:value-type="float" office:value="0.3603" calcext:value-type="float">
            <text:p>0.3603</text:p>
          </table:table-cell>
          <table:table-cell table:style-name="ce10" table:formula="of:=([.$A$2]*[.C25])/(10000+[.C25])" office:value-type="float" office:value="0.874064544585753" calcext:value-type="float">
            <text:p>0.874</text:p>
          </table:table-cell>
          <table:table-cell table:style-name="ce12" table:formula="of:=(256*[.E25])/3.3" office:value-type="float" office:value="67.8062192163493" calcext:value-type="float">
            <text:p>67.8</text:p>
          </table:table-cell>
          <table:table-cell table:number-columns-repeated="2"/>
        </table:table-row>
        <table:table-row table:style-name="ro1">
          <table:table-cell table:style-name="ce5" table:formula="of:=273.15+[.B26]" office:value-type="float" office:value="328.15" calcext:value-type="float">
            <text:p>328.15</text:p>
          </table:table-cell>
          <table:table-cell table:style-name="ce9" office:value-type="float" office:value="55" calcext:value-type="float">
            <text:p>55</text:p>
          </table:table-cell>
          <table:table-cell table:style-name="ce5" table:formula="of:=[.D26]*10000" office:value-type="float" office:value="2986" calcext:value-type="float">
            <text:p>2986</text:p>
          </table:table-cell>
          <table:table-cell table:style-name="ce5" office:value-type="float" office:value="0.2986" calcext:value-type="float">
            <text:p>0.2986</text:p>
          </table:table-cell>
          <table:table-cell table:style-name="ce10" table:formula="of:=([.$A$2]*[.C26])/(10000+[.C26])" office:value-type="float" office:value="0.75880178653935" calcext:value-type="float">
            <text:p>0.759</text:p>
          </table:table-cell>
          <table:table-cell table:style-name="ce12" table:formula="of:=(256*[.E26])/3.3" office:value-type="float" office:value="58.8646234406284" calcext:value-type="float">
            <text:p>58.9</text:p>
          </table:table-cell>
          <table:table-cell table:number-columns-repeated="2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7"/>
          <table:table-cell table:formula="of:=55-13" office:value-type="float" office:value="42" calcext:value-type="float">
            <text:p>42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10:48:29.271000000</meta:creation-date>
    <dc:date>2020-09-21T17:17:21.905000000</dc:date>
    <meta:editing-duration>PT15M6S</meta:editing-duration>
    <meta:editing-cycles>1</meta:editing-cycles>
    <meta:document-statistic meta:table-count="2" meta:cell-count="152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08cm" svg:height="9.233cm" xlink:href=".." xlink:type="simple" chart:class="chart:scatter" chart:column-mapping="1 0" chart:style-name="ch1">
        <chart:legend chart:legend-position="end" svg:x="16.656cm" svg:y="4.317cm" style:legend-expansion="high" chart:style-name="ch2"/>
        <chart:plot-area chart:style-name="ch3" table:cell-range-address="Sheet2.F7:Sheet2.F26 Sheet2.B7:Sheet2.B26" svg:x="0.39cm" svg:y="0.184cm" svg:width="15.876cm" svg:height="8.865cm">
          <chart:coordinate-region svg:x="1.117cm" svg:y="0.383cm" svg:width="14.724cm" svg:height="8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7:Sheet2.B26" chart:class="chart:scatter">
            <chart:domain table:cell-range-address="Sheet2.F7:Sheet2.F2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.611832611833">
                <text:p>248.611832611833</text:p>
                <draw:g>
                  <svg:desc>Sheet2.F7:Sheet2.F26</svg:desc>
                </draw:g>
              </table:table-cell>
              <table:table-cell office:value-type="float" office:value="-40">
                <text:p>-40</text:p>
                <draw:g>
                  <svg:desc>Sheet2.B7:Sheet2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.310160427807">
                <text:p>242.31016042780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766381766382">
                <text:p>237.76638176638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.090408144205">
                <text:p>232.09040814420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.130592065597">
                <text:p>225.1305920655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814327261595">
                <text:p>216.81432726159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.070336391437">
                <text:p>207.0703363914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.976553341149">
                <text:p>195.97655334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.663181689743">
                <text:p>183.663181689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.38127090301">
                <text:p>170.38127090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.427849085959">
                <text:p>156.4278490859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.171631836372">
                <text:p>142.171631836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.226726477266">
                <text:p>114.2267264772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139435000907">
                <text:p>101.1394350009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9744894630391">
                <text:p>88.97448946303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386804927274">
                <text:p>77.83868049272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8062192163493">
                <text:p>67.8062192163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8646234406284">
                <text:p>58.8646234406284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